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043in"/>
    </style:style>
    <style:style style:name="co2" style:family="table-column">
      <style:table-column-properties fo:break-before="auto" style:column-width="3.1728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2.8118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2.0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7dee2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dee2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1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1">
      <style:table-cell-properties fo:background-color="#7dee2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>
            <text:p>Form</text:p>
          </table:table-cell>
          <table:table-cell table:style-name="ce3" office:value-type="string" calcext:value-type="string">
            <text:p>209991 data points</text:p>
          </table:table-cell>
          <table:table-cell table:style-name="ce3" office:value-type="string" calcext:value-type="string">
            <text:p>373855 data points</text:p>
          </table:table-cell>
          <table:table-cell table:style-name="ce3" office:value-type="string" calcext:value-type="string">
            <text:p>1873804 Data points</text:p>
          </table:table-cell>
          <table:table-cell table:style-name="ce3" office:value-type="string" calcext:value-type="string">
            <text:p>1873804 Data points (better edge bbox)</text:p>
          </table:table-cell>
          <table:table-cell table:style-name="ce3" office:value-type="string" calcext:value-type="string">
            <text:p><text:s/>989321 harsh simulation</text:p>
          </table:table-cell>
        </table:table-row>
        <table:table-row table:style-name="ro1">
          <table:table-cell office:value-type="string" calcext:value-type="string">
            <text:p>Order 0 </text:p>
          </table:table-cell>
          <table:table-cell table:style-name="ce3"/>
          <table:table-cell office:value-type="float" office:value="31.5157" calcext:value-type="float">
            <text:p>31.5157</text:p>
          </table:table-cell>
          <table:table-cell table:number-columns-repeated="2" office:value-type="float" office:value="31.4869" calcext:value-type="float">
            <text:p>31.4869</text:p>
          </table:table-cell>
          <table:table-cell/>
        </table:table-row>
        <table:table-row table:style-name="ro1">
          <table:table-cell office:value-type="string" calcext:value-type="string">
            <text:p>Order 1</text:p>
          </table:table-cell>
          <table:table-cell office:value-type="float" office:value="1.27867469047067" calcext:value-type="float">
            <text:p>1.27867469047067</text:p>
          </table:table-cell>
          <table:table-cell office:value-type="float" office:value="1.0978" calcext:value-type="float">
            <text:p>1.0978</text:p>
          </table:table-cell>
          <table:table-cell office:value-type="float" office:value="1.1534" calcext:value-type="float">
            <text:p>1.1534</text:p>
          </table:table-cell>
          <table:table-cell office:value-type="float" office:value="3.9352" calcext:value-type="float">
            <text:p>3.9352</text:p>
          </table:table-cell>
          <table:table-cell/>
        </table:table-row>
        <table:table-row table:style-name="ro1">
          <table:table-cell table:style-name="ce10" office:value-type="string" calcext:value-type="string">
            <text:p>Order 2</text:p>
          </table:table-cell>
          <table:table-cell table:style-name="ce14" office:value-type="float" office:value="0.55936699" calcext:value-type="float">
            <text:p>0.55936699</text:p>
          </table:table-cell>
          <table:table-cell table:style-name="ce17" office:value-type="float" office:value="0.3836" calcext:value-type="float">
            <text:p>0.3836</text:p>
          </table:table-cell>
          <table:table-cell table:style-name="ce14" office:value-type="float" office:value="0.3704" calcext:value-type="float">
            <text:p>0.3704</text:p>
          </table:table-cell>
          <table:table-cell office:value-type="float" office:value="0.5509" calcext:value-type="float">
            <text:p>0.5509</text:p>
          </table:table-cell>
          <table:table-cell/>
        </table:table-row>
        <table:table-row table:style-name="ro1">
          <table:table-cell office:value-type="string" calcext:value-type="string">
            <text:p>Order 3</text:p>
          </table:table-cell>
          <table:table-cell office:value-type="float" office:value="64.53251718" calcext:value-type="float">
            <text:p>64.53251718</text:p>
          </table:table-cell>
          <table:table-cell office:value-type="float" office:value="64.6027" calcext:value-type="float">
            <text:p>64.6027</text:p>
          </table:table-cell>
          <table:table-cell office:value-type="float" office:value="64.5676" calcext:value-type="float">
            <text:p>64.5676</text:p>
          </table:table-cell>
          <table:table-cell office:value-type="float" office:value="82.6115" calcext:value-type="float">
            <text:p>82.6115</text:p>
          </table:table-cell>
          <table:table-cell/>
        </table:table-row>
        <table:table-row table:style-name="ro1">
          <table:table-cell office:value-type="string" calcext:value-type="string">
            <text:p>Order 1 (neg only)</text:p>
          </table:table-cell>
          <table:table-cell office:value-type="float" office:value="1.36296629940039" calcext:value-type="float">
            <text:p>1.36296629940039</text:p>
          </table:table-cell>
          <table:table-cell office:value-type="float" office:value="1.1702" calcext:value-type="float">
            <text:p>1.1702</text:p>
          </table:table-cell>
          <table:table-cell office:value-type="float" office:value="1.2332" calcext:value-type="float">
            <text:p>1.2332</text:p>
          </table:table-cell>
          <table:table-cell office:value-type="float" office:value="4.6039" calcext:value-type="float">
            <text:p>4.6039</text:p>
          </table:table-cell>
          <table:table-cell/>
        </table:table-row>
        <table:table-row table:style-name="ro1">
          <table:table-cell table:style-name="ce10" office:value-type="string" calcext:value-type="string">
            <text:p>Order 2 (neg only)</text:p>
          </table:table-cell>
          <table:table-cell table:style-name="ce14" office:value-type="float" office:value="0.602226773636862" calcext:value-type="float">
            <text:p>0.602226773636862</text:p>
          </table:table-cell>
          <table:table-cell table:style-name="ce17" office:value-type="float" office:value="0.4534" calcext:value-type="float">
            <text:p>0.4534</text:p>
          </table:table-cell>
          <table:table-cell table:style-name="ce14" office:value-type="float" office:value="0.4399" calcext:value-type="float">
            <text:p>0.4399</text:p>
          </table:table-cell>
          <table:table-cell table:style-name="ce14" office:value-type="float" office:value="0.7582" calcext:value-type="float">
            <text:p>0.7582</text:p>
          </table:table-cell>
          <table:table-cell/>
        </table:table-row>
        <table:table-row table:style-name="ro1">
          <table:table-cell table:style-name="ce10" office:value-type="string" calcext:value-type="string">
            <text:p>Order 3 (neg only)</text:p>
          </table:table-cell>
          <table:table-cell table:style-name="ce14" office:value-type="float" office:value="0.53100102" calcext:value-type="float">
            <text:p>0.53100102</text:p>
          </table:table-cell>
          <table:table-cell table:style-name="ce17" office:value-type="float" office:value="0.3431" calcext:value-type="float">
            <text:p>0.3431</text:p>
          </table:table-cell>
          <table:table-cell table:style-name="ce14" office:value-type="float" office:value="0.3331" calcext:value-type="float">
            <text:p>0.3331</text:p>
          </table:table-cell>
          <table:table-cell table:style-name="ce14" office:value-type="float" office:value="0.2615" calcext:value-type="float">
            <text:p>0.2615</text:p>
          </table:table-cell>
          <table:table-cell/>
        </table:table-row>
        <table:table-row table:style-name="ro1">
          <table:table-cell table:style-name="ce2" office:value-type="string" calcext:value-type="string">
            <text:p>Order 4 (neg only)</text:p>
          </table:table-cell>
          <table:table-cell table:style-name="ce5" office:value-type="float" office:value="0.509335" calcext:value-type="float">
            <text:p>0.509335</text:p>
          </table:table-cell>
          <table:table-cell table:style-name="ce7" office:value-type="float" office:value="0.3252" calcext:value-type="float">
            <text:p>0.3252</text:p>
          </table:table-cell>
          <table:table-cell table:style-name="ce5" office:value-type="float" office:value="0.3158" calcext:value-type="float">
            <text:p>0.3158</text:p>
          </table:table-cell>
          <table:table-cell table:style-name="ce5" office:value-type="float" office:value="0.1898" calcext:value-type="float">
            <text:p>0.1898</text:p>
          </table:table-cell>
          <table:table-cell/>
        </table:table-row>
        <table:table-row table:style-name="ro1">
          <table:table-cell office:value-type="string" calcext:value-type="string">
            <text:p>Order 5 (neg only)</text:p>
          </table:table-cell>
          <table:table-cell office:value-type="float" office:value="45.288608" calcext:value-type="float">
            <text:p>45.288608</text:p>
          </table:table-cell>
          <table:table-cell office:value-type="float" office:value="4.112" calcext:value-type="float">
            <text:p>4.1120</text:p>
          </table:table-cell>
          <table:table-cell office:value-type="float" office:value="53.9002" calcext:value-type="float">
            <text:p>53.9002</text:p>
          </table:table-cell>
          <table:table-cell office:value-type="float" office:value="62.2302" calcext:value-type="float">
            <text:p>62.2302</text:p>
          </table:table-cell>
          <table:table-cell/>
        </table:table-row>
        <table:table-row table:style-name="ro1">
          <table:table-cell office:value-type="string" calcext:value-type="string">
            <text:p>Order 1 + lin/quad res (BFGS 2-point)</text:p>
          </table:table-cell>
          <table:table-cell office:value-type="float" office:value="1.16388092703226" calcext:value-type="float">
            <text:p>1.16388092703226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5949" calcext:value-type="float">
            <text:p>0.5949</text:p>
          </table:table-cell>
          <table:table-cell office:value-type="float" office:value="3.6351" calcext:value-type="float">
            <text:p>3.6351</text:p>
          </table:table-cell>
          <table:table-cell/>
        </table:table-row>
        <table:table-row table:style-name="ro1">
          <table:table-cell office:value-type="string" calcext:value-type="string">
            <text:p>Order 2 + lin/quad res (BFGS 2-point)</text:p>
          </table:table-cell>
          <table:table-cell office:value-type="float" office:value="21.1779092486651" calcext:value-type="float">
            <text:p>21.1779092486651</text:p>
          </table:table-cell>
          <table:table-cell office:value-type="float" office:value="27.0704" calcext:value-type="float">
            <text:p>27.0704</text:p>
          </table:table-cell>
          <table:table-cell office:value-type="float" office:value="27.3245" calcext:value-type="float">
            <text:p>27.3245</text:p>
          </table:table-cell>
          <table:table-cell office:value-type="float" office:value="6.9235" calcext:value-type="float">
            <text:p>6.9235</text:p>
          </table:table-cell>
          <table:table-cell/>
        </table:table-row>
        <table:table-row table:style-name="ro1">
          <table:table-cell office:value-type="string" calcext:value-type="string">
            <text:p>Order 3 + lin/quad res (BFGS 2-point)</text:p>
          </table:table-cell>
          <table:table-cell/>
          <table:table-cell office:value-type="float" office:value="3072684.9385" calcext:value-type="float">
            <text:p>3,072,684.9385</text:p>
          </table:table-cell>
          <table:table-cell office:value-type="float" office:value="3244399.0631" calcext:value-type="float">
            <text:p>3244399.0631</text:p>
          </table:table-cell>
          <table:table-cell office:value-type="float" office:value="3185176.4341" calcext:value-type="float">
            <text:p>3185176.4341</text:p>
          </table:table-cell>
          <table:table-cell/>
        </table:table-row>
        <table:table-row table:style-name="ro1">
          <table:table-cell office:value-type="string" calcext:value-type="string">
            <text:p>Order 4 + lin/quad res (BFGS 2-point)</text:p>
          </table:table-cell>
          <table:table-cell/>
          <table:table-cell office:value-type="float" office:value="1254935450866700" calcext:value-type="float">
            <text:p>1,254,935,450,866,700.0000</text:p>
          </table:table-cell>
          <table:table-cell office:value-type="float" office:value="1154787289782900" calcext:value-type="float">
            <text:p>1154787289782900</text:p>
          </table:table-cell>
          <table:table-cell office:value-type="float" office:value="1209067892874020" calcext:value-type="float">
            <text:p>1209067892874020</text:p>
          </table:table-cell>
          <table:table-cell/>
        </table:table-row>
        <table:table-row table:style-name="ro1">
          <table:table-cell office:value-type="string" calcext:value-type="string">
            <text:p>Order 1 (neg only) + lin/quad res (BFGS 2-point)</text:p>
          </table:table-cell>
          <table:table-cell office:value-type="float" office:value="1.31902184128485" calcext:value-type="float">
            <text:p>1.31902184128485</text:p>
          </table:table-cell>
          <table:table-cell office:value-type="float" office:value="1.1677" calcext:value-type="float">
            <text:p>1.1677</text:p>
          </table:table-cell>
          <table:table-cell office:value-type="float" office:value="1.1716" calcext:value-type="float">
            <text:p>1.1716</text:p>
          </table:table-cell>
          <table:table-cell office:value-type="float" office:value="4.3757" calcext:value-type="float">
            <text:p>4.3757</text:p>
          </table:table-cell>
          <table:table-cell/>
        </table:table-row>
        <table:table-row table:style-name="ro1">
          <table:table-cell office:value-type="string" calcext:value-type="string">
            <text:p>Order 2 (neg only) + lin/quad res (BFGS 2-point)</text:p>
          </table:table-cell>
          <table:table-cell office:value-type="float" office:value="0.5637625579222" calcext:value-type="float">
            <text:p>0.5637625579222</text:p>
          </table:table-cell>
          <table:table-cell office:value-type="float" office:value="0.7795" calcext:value-type="float">
            <text:p>0.7795</text:p>
          </table:table-cell>
          <table:table-cell office:value-type="float" office:value="6.8708" calcext:value-type="float">
            <text:p>6.8708</text:p>
          </table:table-cell>
          <table:table-cell office:value-type="float" office:value="0.6993" calcext:value-type="float">
            <text:p>0.6993</text:p>
          </table:table-cell>
          <table:table-cell/>
        </table:table-row>
        <table:table-row table:style-name="ro1">
          <table:table-cell office:value-type="string" calcext:value-type="string">
            <text:p>Order 2 (neg only) + lin/quad res (Nelder-Mead)</text:p>
          </table:table-cell>
          <table:table-cell office:value-type="float" office:value="0.648334391194666" calcext:value-type="float">
            <text:p>0.648334391194666</text:p>
          </table:table-cell>
          <table:table-cell table:style-name="ce8"/>
          <table:table-cell/>
          <table:table-cell table:style-name="Default"/>
          <table:table-cell table:style-name="ce4"/>
        </table:table-row>
        <table:table-row table:style-name="ro1">
          <table:table-cell office:value-type="string" calcext:value-type="string">
            <text:p>Order 3 (neg only) + lin/quad res (BFGS 2-point)</text:p>
          </table:table-cell>
          <table:table-cell office:value-type="float" office:value="0.580811841134532" calcext:value-type="float">
            <text:p>0.580811841134532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3337" calcext:value-type="float">
            <text:p>0.3337</text:p>
          </table:table-cell>
          <table:table-cell office:value-type="float" office:value="48.3753" calcext:value-type="float">
            <text:p>48.3753</text:p>
          </table:table-cell>
          <table:table-cell/>
        </table:table-row>
        <table:table-row table:style-name="ro1">
          <table:table-cell office:value-type="string" calcext:value-type="string">
            <text:p>Order 4 (neg only) + lin/quad res (BFGS 2-point)</text:p>
          </table:table-cell>
          <table:table-cell office:value-type="float" office:value="46.59597" calcext:value-type="float">
            <text:p>46.59597</text:p>
          </table:table-cell>
          <table:table-cell office:value-type="float" office:value="11.8302" calcext:value-type="float">
            <text:p>11.8302</text:p>
          </table:table-cell>
          <table:table-cell office:value-type="float" office:value="11.9719" calcext:value-type="float">
            <text:p>11.9719</text:p>
          </table:table-cell>
          <table:table-cell office:value-type="float" office:value="74.7299" calcext:value-type="float">
            <text:p>74.7299</text:p>
          </table:table-cell>
          <table:table-cell/>
        </table:table-row>
        <table:table-row table:style-name="ro1">
          <table:table-cell office:value-type="string" calcext:value-type="string">
            <text:p>Order 0 lin/quad res (BFGS 2-point)</text:p>
          </table:table-cell>
          <table:table-cell office:value-type="float" office:value="0.683727729715066" calcext:value-type="float">
            <text:p>0.683727729715066</text:p>
          </table:table-cell>
          <table:table-cell office:value-type="float" office:value="27.3138" calcext:value-type="float">
            <text:p>27.3138</text:p>
          </table:table-cell>
          <table:table-cell office:value-type="float" office:value="29.091" calcext:value-type="float">
            <text:p>29.091</text:p>
          </table:table-cell>
          <table:table-cell office:value-type="float" office:value="27.3454" calcext:value-type="float">
            <text:p>27.3454</text:p>
          </table:table-cell>
          <table:table-cell/>
        </table:table-row>
        <table:table-row table:style-name="ro1">
          <table:table-cell office:value-type="string" calcext:value-type="string">
            <text:p>Order 0 quad res (BFGS 2-point)</text:p>
          </table:table-cell>
          <table:table-cell office:value-type="float" office:value="1.13963530291186" calcext:value-type="float">
            <text:p>1.13963530291186</text:p>
          </table:table-cell>
          <table:table-cell office:value-type="float" office:value="1.0316" calcext:value-type="float">
            <text:p>1.0316</text:p>
          </table:table-cell>
          <table:table-cell office:value-type="float" office:value="1.0285" calcext:value-type="float">
            <text:p>1.0285</text:p>
          </table:table-cell>
          <table:table-cell office:value-type="float" office:value="1.4392" calcext:value-type="float">
            <text:p>1.4392</text:p>
          </table:table-cell>
          <table:table-cell/>
        </table:table-row>
        <table:table-row table:style-name="ro1">
          <table:table-cell office:value-type="string" calcext:value-type="string">
            <text:p>Order 1 quad res (BFGS 2-point)</text:p>
          </table:table-cell>
          <table:table-cell office:value-type="float" office:value="0.68070240843712" calcext:value-type="float">
            <text:p>0.68070240843712</text:p>
          </table:table-cell>
          <table:table-cell office:value-type="float" office:value="0.7221" calcext:value-type="float">
            <text:p>0.7221</text:p>
          </table:table-cell>
          <table:table-cell office:value-type="float" office:value="0.556" calcext:value-type="float">
            <text:p>0.556</text:p>
          </table:table-cell>
          <table:table-cell office:value-type="float" office:value="0.8371" calcext:value-type="float">
            <text:p>0.8371</text:p>
          </table:table-cell>
          <table:table-cell/>
        </table:table-row>
        <table:table-row table:style-name="ro1">
          <table:table-cell office:value-type="string" calcext:value-type="string">
            <text:p>Order 2 quad res (BFGS 2-point)</text:p>
          </table:table-cell>
          <table:table-cell office:value-type="float" office:value="55.714568731084" calcext:value-type="float">
            <text:p>55.714568731084</text:p>
          </table:table-cell>
          <table:table-cell office:value-type="float" office:value="0.4364" calcext:value-type="float">
            <text:p>0.4364</text:p>
          </table:table-cell>
          <table:table-cell office:value-type="float" office:value="55.604" calcext:value-type="float">
            <text:p>55.604</text:p>
          </table:table-cell>
          <table:table-cell office:value-type="float" office:value="55.7223" calcext:value-type="float">
            <text:p>55.7223</text:p>
          </table:table-cell>
          <table:table-cell/>
        </table:table-row>
        <table:table-row table:style-name="ro1">
          <table:table-cell office:value-type="string" calcext:value-type="string">
            <text:p>Order 1 (neg only) quad res (BFGS 2-point)</text:p>
          </table:table-cell>
          <table:table-cell office:value-type="float" office:value="0.84975312758627" calcext:value-type="float">
            <text:p>0.84975312758627</text:p>
          </table:table-cell>
          <table:table-cell office:value-type="float" office:value="0.7221" calcext:value-type="float">
            <text:p>0.7221</text:p>
          </table:table-cell>
          <table:table-cell office:value-type="float" office:value="0.7274" calcext:value-type="float">
            <text:p>0.7274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table:style-name="ce10" office:value-type="string" calcext:value-type="string">
            <text:p>Order 2 (neg only) quad res (BFGS 2-point)</text:p>
          </table:table-cell>
          <table:table-cell table:style-name="ce14" office:value-type="float" office:value="0.587634522901635" calcext:value-type="float">
            <text:p>0.587634522901635</text:p>
          </table:table-cell>
          <table:table-cell table:style-name="ce17" office:value-type="float" office:value="0.4364" calcext:value-type="float">
            <text:p>0.4364</text:p>
          </table:table-cell>
          <table:table-cell table:style-name="ce14" office:value-type="float" office:value="0.4296" calcext:value-type="float">
            <text:p>0.4296</text:p>
          </table:table-cell>
          <table:table-cell table:style-name="ce14" office:value-type="float" office:value="0.4185" calcext:value-type="float">
            <text:p>0.4185</text:p>
          </table:table-cell>
          <table:table-cell/>
        </table:table-row>
        <table:table-row table:style-name="ro1">
          <table:table-cell office:value-type="string" calcext:value-type="string">
            <text:p>Order 0 <text:s/>lin res</text:p>
          </table:table-cell>
          <table:table-cell table:style-name="Default"/>
          <table:table-cell office:value-type="float" office:value="0.5526" calcext:value-type="float">
            <text:p>0.5526</text:p>
          </table:table-cell>
          <table:table-cell office:value-type="float" office:value="13.208" calcext:value-type="float">
            <text:p>13.208</text:p>
          </table:table-cell>
          <table:table-cell office:value-type="float" office:value="2.1493" calcext:value-type="float">
            <text:p>2.1493</text:p>
          </table:table-cell>
          <table:table-cell/>
        </table:table-row>
        <table:table-row table:style-name="ro1">
          <table:table-cell office:value-type="string" calcext:value-type="string">
            <text:p>Order 1 (neg only) lin res</text:p>
          </table:table-cell>
          <table:table-cell table:style-name="Default"/>
          <table:table-cell office:value-type="float" office:value="0.9231" calcext:value-type="float">
            <text:p>0.9231</text:p>
          </table:table-cell>
          <table:table-cell office:value-type="float" office:value="1.2114" calcext:value-type="float">
            <text:p>1.2114</text:p>
          </table:table-cell>
          <table:table-cell office:value-type="float" office:value="0.9997" calcext:value-type="float">
            <text:p>0.9997</text:p>
          </table:table-cell>
          <table:table-cell/>
        </table:table-row>
        <table:table-row table:style-name="ro1">
          <table:table-cell office:value-type="string" calcext:value-type="string">
            <text:p>Order 2 (neg only) lin res</text:p>
          </table:table-cell>
          <table:table-cell table:style-name="Default"/>
          <table:table-cell office:value-type="float" office:value="0.4555" calcext:value-type="float">
            <text:p>0.4555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4887" calcext:value-type="float">
            <text:p>0.4887</text:p>
          </table:table-cell>
          <table:table-cell/>
        </table:table-row>
        <table:table-row table:style-name="ro1">
          <table:table-cell table:style-name="ce10" office:value-type="string" calcext:value-type="string">
            <text:p>Order 3 (neg only) lin res</text:p>
          </table:table-cell>
          <table:table-cell table:style-name="ce10"/>
          <table:table-cell table:style-name="ce17" office:value-type="float" office:value="0.3413" calcext:value-type="float">
            <text:p>0.3413</text:p>
          </table:table-cell>
          <table:table-cell table:style-name="ce14" office:value-type="float" office:value="0.3375" calcext:value-type="float">
            <text:p>0.3375</text:p>
          </table:table-cell>
          <table:table-cell table:style-name="ce14" office:value-type="float" office:value="0.3363" calcext:value-type="float">
            <text:p>0.3363</text:p>
          </table:table-cell>
          <table:table-cell/>
        </table:table-row>
        <table:table-row table:style-name="ro1">
          <table:table-cell office:value-type="string" calcext:value-type="string">
            <text:p>Order 4 (neg only) lin res</text:p>
          </table:table-cell>
          <table:table-cell table:style-name="Default"/>
          <table:table-cell office:value-type="float" office:value="55.2284" calcext:value-type="float">
            <text:p>55.2284</text:p>
          </table:table-cell>
          <table:table-cell office:value-type="float" office:value="55.0856" calcext:value-type="float">
            <text:p>55.0856</text:p>
          </table:table-cell>
          <table:table-cell office:value-type="float" office:value="55.7691" calcext:value-type="float">
            <text:p>55.7691</text:p>
          </table:table-cell>
          <table:table-cell/>
        </table:table-row>
        <table:table-row table:style-name="ro1">
          <table:table-cell office:value-type="string" calcext:value-type="string">
            <text:p>Order 1 <text:s/>lin res</text:p>
          </table:table-cell>
          <table:table-cell table:style-name="Default"/>
          <table:table-cell office:value-type="float" office:value="1.0847" calcext:value-type="float">
            <text:p>1.0847</text:p>
          </table:table-cell>
          <table:table-cell office:value-type="float" office:value="0.519" calcext:value-type="float">
            <text:p>0.519</text:p>
          </table:table-cell>
          <table:table-cell office:value-type="float" office:value="0.9892" calcext:value-type="float">
            <text:p>0.9892</text:p>
          </table:table-cell>
          <table:table-cell/>
        </table:table-row>
        <table:table-row table:style-name="ro1">
          <table:table-cell office:value-type="string" calcext:value-type="string">
            <text:p>Order 2 <text:s/>lin res</text:p>
          </table:table-cell>
          <table:table-cell table:style-name="Default"/>
          <table:table-cell office:value-type="float" office:value="44.1106" calcext:value-type="float">
            <text:p>44.1106</text:p>
          </table:table-cell>
          <table:table-cell office:value-type="float" office:value="43.4193" calcext:value-type="float">
            <text:p>43.4193</text:p>
          </table:table-cell>
          <table:table-cell office:value-type="float" office:value="48.7857" calcext:value-type="float">
            <text:p>48.7857</text:p>
          </table:table-cell>
          <table:table-cell/>
        </table:table-row>
        <table:table-row table:style-name="ro1">
          <table:table-cell office:value-type="string" calcext:value-type="string">
            <text:p>Order 3 <text:s/>lin res</text:p>
          </table:table-cell>
          <table:table-cell table:style-name="Default"/>
          <table:table-cell office:value-type="float" office:value="3178137.2155" calcext:value-type="float">
            <text:p>3,178,137.2155</text:p>
          </table:table-cell>
          <table:table-cell office:value-type="float" office:value="3118706.3536" calcext:value-type="float">
            <text:p>3118706.3536</text:p>
          </table:table-cell>
          <table:table-cell office:value-type="float" office:value="3355043.8768" calcext:value-type="float">
            <text:p>3355043.8768</text:p>
          </table:table-cell>
          <table:table-cell/>
        </table:table-row>
        <table:table-row table:style-name="ro1">
          <table:table-cell office:value-type="string" calcext:value-type="string">
            <text:p>Order 4 <text:s/>lin res</text:p>
          </table:table-cell>
          <table:table-cell table:style-name="Default"/>
          <table:table-cell office:value-type="float" office:value="1254935450866590" calcext:value-type="float">
            <text:p>1,254,935,450,866,590.0000</text:p>
          </table:table-cell>
          <table:table-cell office:value-type="float" office:value="1154787289782790" calcext:value-type="float">
            <text:p>1154787289782790</text:p>
          </table:table-cell>
          <table:table-cell office:value-type="float" office:value="1209067892873920" calcext:value-type="float">
            <text:p>12090678928739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8:23:29.624939016</meta:creation-date>
    <dc:date>2022-10-23T13:52:52.145390600</dc:date>
    <meta:editing-duration>PT9H2M35S</meta:editing-duration>
    <meta:editing-cycles>7</meta:editing-cycles>
    <meta:generator>LibreOffice/7.4.1.2$Linux_X86_64 LibreOffice_project/40$Build-2</meta:generator>
    <meta:document-statistic meta:table-count="1" meta:cell-count="156" meta:object-count="0"/>
  </office:meta>
</office:document-meta>
</file>